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ing_20_1" style:master-page-name="First_20_Page">
      <style:paragraph-properties style:page-number="auto"/>
    </style:style>
    <style:style style:name="P2" style:family="paragraph" style:parent-style-name="Standard" style:list-style-name="L1"/>
    <style:style style:name="P3"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2.8437in"/>
        </style:tab-stops>
      </style:paragraph-properties>
    </style:style>
    <style:style style:name="P1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1" style:family="paragraph" style:parent-style-name="List_20_Contents">
      <style:paragraph-properties fo:margin-top="0in" fo:margin-bottom="0.1965in"/>
    </style:style>
    <style:style style:name="P12" style:family="paragraph" style:parent-style-name="List_20_Contents">
      <style:paragraph-properties fo:margin-top="0in" fo:margin-bottom="0.1965in"/>
      <style:text-properties fo:language="en" fo:country="US" style:language-complex="ar" style:country-complex="SA"/>
    </style:style>
    <style:style style:name="P13" style:family="paragraph" style:parent-style-name="List_20_Contents">
      <style:paragraph-properties fo:margin-top="0in" fo:margin-bottom="0.1965in"/>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4" style:family="paragraph" style:parent-style-name="List_20_Heading">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Standard" style:list-style-name="L1"/>
    <style:style style:name="P1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8" style:family="paragraph" style:parent-style-name="Footer">
      <style:paragraph-properties>
        <style:tab-stops>
          <style:tab-stop style:position="3in" style:type="center"/>
          <style:tab-stop style:position="6.5in" style:type="right"/>
        </style:tab-stops>
      </style:paragraph-properties>
    </style:style>
    <style:style style:name="P19"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0"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21" style:family="paragraph" style:parent-style-name="Heading_20_1">
      <style:text-properties fo:language="en" fo:country="US" style:language-complex="ar" style:country-complex="SA"/>
    </style:style>
    <style:style style:name="P22" style:family="paragraph" style:parent-style-name="Heading_20_1" style:master-page-name="First_20_Page">
      <style:paragraph-properties style:page-number="auto"/>
    </style:style>
    <style:style style:name="P23" style:family="paragraph">
      <style:paragraph-properties style:writing-mode="lr-tb"/>
    </style:style>
    <style:style style:name="P24"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10pt" style:font-size-asian="10pt" style:font-size-complex="10pt"/>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text:id="ct565598160">
          <text:deletion>
            <office:change-info>
              <dc:creator>Bob Jacobsen</dc:creator>
              <dc:date>2010-10-10T10:54:00</dc:date>
            </office:change-info>
            <text:h text:style-name="P1" text:outline-level="1">Title</text:h>
          </text:deletion>
        </text:changed-region>
        <text:changed-region text:id="ct565600448">
          <text:insertion>
            <office:change-info>
              <dc:creator>Bob Jacobsen</dc:creator>
              <dc:date>2010-10-10T10:54:00</dc:date>
            </office:change-info>
          </text:insertion>
        </text:changed-region>
        <text:changed-region text:id="ct565597872">
          <text:deletion>
            <office:change-info>
              <dc:creator>Bob Jacobsen</dc:creator>
              <dc:date>2010-10-14T14:39:00</dc:date>
            </office:change-info>
            <text:p text:style-name="List_20_Contents">one or more translaters and/or</text:p>
          </text:deletion>
        </text:changed-region>
        <text:changed-region text:id="ct565602160">
          <text:insertion>
            <office:change-info>
              <dc:creator>Bob Jacobsen</dc:creator>
              <dc:date>2010-10-10T10:54:00</dc:date>
            </office:change-info>
          </text:insertion>
        </text:changed-region>
        <text:changed-region text:id="ct565583216">
          <text:deletion>
            <office:change-info>
              <dc:creator>Bob Jacobsen</dc:creator>
              <dc:date>2010-10-14T14:39:00</dc:date>
            </office:change-info>
            <text:p text:style-name="List_20_Contents">s</text:p>
          </text:deletion>
        </text:changed-region>
        <text:changed-region text:id="ct565602832">
          <text:insertion>
            <office:change-info>
              <dc:creator>Bob Jacobsen</dc:creator>
              <dc:date>2010-10-10T10:54:00</dc:date>
            </office:change-info>
          </text:insertion>
        </text:changed-region>
        <text:changed-region text:id="ct565601984">
          <text:deletion>
            <office:change-info>
              <dc:creator>Bob Jacobsen</dc:creator>
              <dc:date>2010-10-14T14:27:00</dc:date>
            </office:change-info>
            <text:p text:style-name="List_20_Contents"/>
            <text:p text:style-name="Standard">Lorem ipsum dolor sit amet, consectetur adipiscing elit. Fusce ornare mattis justo vitae imperdiet. Cum sociis natoque penatibus et magnis dis parturient montes, nascetur ridiculus mus. </text:p>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h text:style-name="Heading_20_1" text:outline-level="1">Section Title</text:h>
            <text:p text:style-name="Standard">Praesent gravida pulvinar vehicula. Vivamus eu nisl eget sem rutrum suscipit id a magna. Integer id ante odio. </text:p>
            <text:list xml:id="list723887528" text:style-name="L1">
              <text:list-item>
                <text:p text:style-name="P2">Lorem ipsum dolor sit amet, consectetur adipiscing elit. </text:p>
              </text:list-item>
              <text:list-item>
                <text:p text:style-name="P2">Sed consectetur, ipsum et egestas accumsan, felis erat ornare mauris, sit amet suscipit ante orci sed massa.</text:p>
              </text:list-item>
            </text:list>
            <text:p text:style-name="List_20_Contents"/>
          </text:deletion>
        </text:changed-region>
        <text:changed-region text:id="ct565603648">
          <text:insertion>
            <office:change-info>
              <dc:creator>Bob Jacobsen</dc:creator>
              <dc:date>2010-10-14T22:32:00</dc:date>
            </office:change-info>
          </text:insertion>
        </text:changed-region>
        <text:changed-region text:id="ct565603744">
          <text:insertion>
            <office:change-info>
              <dc:creator>Bob Jacobsen</dc:creator>
              <dc:date>2010-10-14T22:3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change text:change-id="ct565598160"/><text:change-start text:change-id="ct565600448"/>Introduction</text:h>
      <text:p text:style-name="Standard">This glossary provides working definitions and commentary on definitions for OpenLCB. It is not normative in any way.</text:p>
      <text:p text:style-name="Standard">We provide a separate section of “Key Terms” for initial reading.</text:p>
      <text:h text:style-name="Heading_20_1" text:outline-level="1">Key Terms</text:h>
      <text:p text:style-name="List_20_Heading">Node</text:p>
      <text:p text:style-name="List_20_Contents">A “node” is the basic unit of addressability in OpenLCB. <text:s/>It can be a single board, or a process in a larger computer, or any other independent actor on the OpenLCB network.</text:p>
      <text:p text:style-name="List_20_Contents">Every OpenLCB interaction originates in a node. Every board that connects to OpenLCB is at least one node. For example, a simple turnout controller board is one node, while a PC with multiple programs running may contain several nodes. </text:p>
      <text:p text:style-name="List_20_Heading">Node ID (NID)</text:p>
      <text:p text:style-name="List_20_Contents">Number identifying a specific node. OpenLCB node IDs must be globally unique, so they form a one-to-one mapping to the nodes themselves. </text:p>
      <text:p text:style-name="List_20_Heading">Message</text:p>
      <text:p text:style-name="List_20_Contents">The basic unit of OpenLCB communication. </text:p>
      <text:h text:style-name="Heading_20_1" text:outline-level="1">General Glossary</text:h>
      <text:p text:style-name="List_20_Heading"/>
      <text:p text:style-name="List_20_Heading">Alias</text:p>
      <text:p text:style-name="List_20_Contents">Short form of a Node ID number which can be mapped back and forth to the full number. Often used as "NID Alias", "DID Alias" or "SID Alias"", which are then written NIDa, DIDa and SIDa. </text:p>
      <text:p text:style-name="List_20_Heading">Board</text:p>
      <text:p text:style-name="List_20_Contents">Not really something that occurs in OpenLCB itself, we need to talk about how the common term "board" maps onto OpenLCB. E.g. A node (board) may connect to several things (devices) on the layout. </text:p>
      <text:p text:style-name="List_20_Heading">Bridge</text:p>
      <text:p text:style-name="List_20_Contents"><text:soft-page-break/>Connects two OpenLCB segments with minimal changes to the content of the messages. For example, a bridge between two CAN segments would allow more nodes to be attach to the combined segments as if they were one; a bridge between a CAN segment and Ethernet segment would transform message format, but transfer every message. </text:p>
      <text:p text:style-name="List_20_Heading">Datagram</text:p>
      <text:p text:style-name="List_20_Contents">The datagram protocol is a way for a OpenLCB node to efficiently send a short, definite-length message to another specific node. In that, it lies in between “event messages”, which efficiently sends very short event IDs to all interested nodes, and the streaming protocol, which sends long messages between specific nodes, at some cost in efficiency.</text:p>
      <text:p text:style-name="List_20_Heading">Device</text:p>
      <text:p text:style-name="List_20_Contents">Not really something that occurs in OpenLCB itself, we need to talk about how the common term "device" maps onto OpenLCB. E.g. A node (board) may connect to several things (devices) on the layout.. </text:p>
      <text:p text:style-name="List_20_Heading">DID</text:p>
      <text:p text:style-name="List_20_Contents">Destination Node ID - Node ID of the node to which a specific message is addressed. </text:p>
      <text:p text:style-name="List_20_Heading">Event</text:p>
      <text:p text:style-name="List_20_Contents">OpenLCB allows nodes to notify each other when specific "events" occur on the layout. These in turn can cause nodes to take particular actions. Events are not necessarily attached to a producer ('Button 2 pressed') or attached to a consumer ('Turn off light 4'), but rather to an overall state change ('Set for nighttime operation'). This is called a "Producer/Consumer model". </text:p>
      <text:p text:style-name="List_20_Heading">Event ID (EID)</text:p>
      <text:p text:style-name="P11">The number that identifies a specific event. OpenLCB event IDs must be globally unique. </text:p>
      <text:p text:style-name="List_20_Contents">Events are not associated with any particular node. It may be convenient to use e.g. Node ID as a way of numbering them uniquely, but Node IDs and Event IDs are not related. </text:p>
      <text:p text:style-name="List_20_Heading">Gateway</text:p>
      <text:p text:style-name="List_20_Contents">Connects two segments of the OpenLCB while translating to a different wire protocol. For example, a gateway can change NodeIDs on one side of the Router into aliases on the other side. The use of unique identifiers in OpenLCB is meant to reduce the need for gateways. They generally only appear to connect the wider network to a CAN link. </text:p>
      <text:p text:style-name="List_20_Heading">Installation</text:p>
      <text:p text:style-name="List_20_Contents">An OpenLCB installation is the complete set of OpenLCB hardware, nodes, etc, that can be reached from any one of them. </text:p>
      <text:p text:style-name="List_20_Heading">MTI</text:p>
      <text:p text:style-name="List_20_Contents">Message Type Indicator - identifies a common message type. (This term is still under discussion) </text:p>
      <text:p text:style-name="List_20_Heading">Producer/Consumer Model</text:p>
      <text:p text:style-name="List_20_Contents"><text:soft-page-break/>A way of thinking about communications on a layout network. Events (unique messages on the layout network) are “produced” by some node(s), and “consumed” by other node(s). An event indicates something happened, but the corresponding messages isn't necessarily a status report or a command for something to change; it's just an announcement of the event. That event can be produced by many different sources (e.g. the “use passing siding” event could be produced by a push button at either end of the siding, or on a dispatcher panel), and can be consumed by several sources (it can turn on lamps on a panel, set turnouts in multiple places, etc).</text:p>
      <text:p text:style-name="List_20_Heading">Repeater</text:p>
      <text:p text:style-name="List_20_Contents">Connects two segments of the same type at the physical level, without transformation of message format. </text:p>
      <text:p text:style-name="List_20_Heading">Router</text:p>
      <text:p text:style-name="List_20_Contents">OpenLCB routers forward traffic from one link to another without reformatting. This can be a simple as receiving on one link and forwarding on N, or it could involve tracking e.g. event usage and only forwarding needed messages. </text:p>
      <text:p text:style-name="List_20_Heading">SID</text:p>
      <text:p text:style-name="List_20_Contents">Source Node ID - Node ID of the node which originated a specific message. </text:p>
      <text:p text:style-name="List_20_Heading">Segment</text:p>
      <text:p text:style-name="List_20_Contents">Subset of an overall OpenLCB installation which is reached via <text:change-end text:change-id="ct565600448"/><text:change text:change-id="ct565597872"/><text:change-start text:change-id="ct565602160"/>path or gateway<text:change-end text:change-id="ct565602160"/><text:change text:change-id="ct565583216"/><text:change-start text:change-id="ct565602832"/>. A segment typically uses a specific wire protocol. </text:p>
      <text:p text:style-name="List_20_Heading">Simple Node</text:p>
      <text:p text:style-name="List_20_Contents">A “simple node” is typically an individual board with a small processor on it which is acting a as leaf node in an OpenLCB network. A simple node doesn't initiate complex communications with <text:span text:style-name="T6">other nodes, but may be the target of e.g. configuration operations.</text:span></text:p>
      <text:p text:style-name="List_20_Heading">Stream</text:p>
      <text:p text:style-name="List_20_Contents">Streams are a method of moving a large number of bytes between two nodes. The streaming protocol defines a way to do this in OpenLCB.</text:p>
      <text:p text:style-name="List_20_Heading">Wire protocol</text:p>
      <text:p text:style-name="P12">Version of the OpenLCB common messages, interactions, etc adapted to a particular transport mechanism. Examples are the wire protocols for CAN bus segments and TCP/IP links. </text:p>
      <text:h text:style-name="P21" text:outline-level="1">CAN Glossary</text:h>
      <text:p text:style-name="List_20_Heading">Frame</text:p>
      <text:p text:style-name="P13">A Frame is packet as it is defined on the CAN bus. It consists of a 11 or 29 bit CAN header and zero through 8 bytes of data. </text:p>
      <text:p text:style-name="P14">Segment</text:p>
      <text:p text:style-name="List_20_Contents"><text:change-end text:change-id="ct565602832"/><text:change text:change-id="ct565601984"/><text:change-start text:change-id="ct565603648"/><text:soft-page-break/>A single CAN segment is the set of CAN nodes that <text:change-end text:change-id="ct565603648"/><text:change-start text:change-id="ct565603744"/>share CAN arbitration.<text:change-end text:change-id="ct565603744"/></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5"><text:s/>1 Introduction<text:tab/>1</text:p>
          <text:p text:style-name="P15"><text:s/>2 Key Terms<text:tab/>1</text:p>
          <text:p text:style-name="P15"><text:s/>3 General Glossary<text:tab/>1</text:p>
          <text:p text:style-name="P15"><text:s/>4 CAN Glossary<text:tab/>3</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10pt" style:font-size-asian="10pt" style:font-size-complex="10pt"/>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text:id="ct565515024">
            <text:deletion>
              <office:change-info>
                <dc:creator>Bob Jacobsen</dc:creator>
                <dc:date>2010-10-08T17:22:00</dc:date>
              </office:change-info>
              <text:p text:style-name="MP1">NMRA Technical Note (number)</text:p>
            </text:deletion>
          </text:changed-region>
          <text:changed-region text:id="ct565515280">
            <text:insertion>
              <office:change-info>
                <dc:creator>Bob Jacobsen</dc:creator>
                <dc:date>2010-10-08T17:22:00</dc:date>
              </office:change-info>
            </text:insertion>
          </text:changed-region>
        </text:tracked-changes>
        <text:p text:style-name="MP1"><draw:custom-shape text:anchor-type="char" draw:z-index="3"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565515024"/><text:change-start text:change-id="ct565515280"/>OpenLCB-CAN Glossary Technical Note<text:change-end text:change-id="ct565515280"/></text:p>
      </style:header>
      <style:footer>
        <text:tracked-changes>
          <text:changed-region text:id="ct565519712">
            <text:deletion>
              <office:change-info>
                <dc:creator>Bob Jacobsen</dc:creator>
                <dc:date>2010-10-08T17:23:00</dc:date>
              </office:change-info>
              <text:p text:style-name="MP4"><text:span text:style-name="MT2">Title</text:span></text:p>
            </text:deletion>
          </text:changed-region>
          <text:changed-region text:id="ct565516000">
            <text:insertion>
              <office:change-info>
                <dc:creator>Bob Jacobsen</dc:creator>
                <dc:date>2010-10-08T17:23:00</dc:date>
              </office:change-info>
            </text:insertion>
          </text:changed-region>
          <text:changed-region text:id="ct565516096">
            <text:deletion>
              <office:change-info>
                <dc:creator>Bob Jacobsen</dc:creator>
                <dc:date>2010-10-08T17:23:00</dc:date>
              </office:change-info>
              <text:p text:style-name="MP4"><text:span text:style-name="MT3"><text:tab/></text:span></text:p>
            </text:deletion>
          </text:changed-region>
        </text:tracked-changes>
        <text:p text:style-name="MP4"><text:change text:change-id="ct565519712"/><text:change-start text:change-id="ct565516000"/><text:span text:style-name="MT2">Copyright 2010, by J. Day, D. Harris, B. Jacobsen, and A. Shepherd</text:span><text:change-end text:change-id="ct565516000"/><text:change text:change-id="ct565516096"/><text:span text:style-name="MT3"><text:tab/>Page </text:span><text:span text:style-name="Page_20_Number"><text:span text:style-name="MT3"><text:page-number text:select-page="current">1</text:page-number></text:span></text:span><text:span text:style-name="Page_20_Number"><text:span text:style-name="MT3"> of </text:span></text:span><text:span text:style-name="Page_20_Number"><text:span text:style-name="MT3"><text:page-count style:num-format="1">4</text:page-count></text:span></text:span><text:span text:style-name="Page_20_Number"><text:span text:style-name="MT3"> - </text:span></text:span><text:span text:style-name="Page_20_Number"><text:span text:style-name="MT3"><text:date style:data-style-name="N116" text:date-value="2010-10-14T22:56:17.99">10/14/2010</text:date></text:span></text:span></text:p>
      </style:footer>
    </style:master-page>
    <style:master-page style:name="First_20_Page" style:display-name="First Page" style:page-layout-name="Mpm2" style:next-style-name="Standard">
      <style:header>
        <text:tracked-changes>
          <text:changed-region text:id="ct565534368">
            <text:deletion>
              <office:change-info>
                <dc:creator>Bob Jacobsen</dc:creator>
                <dc:date>2010-10-07T21:46:00</dc:date>
              </office:change-info>
              <text:p text:style-name="MP7"><text:span text:style-name="MT4">NMRA TECHNICAL NOTES</text:span></text:p>
            </text:deletion>
          </text:changed-region>
          <text:changed-region text:id="ct565531728">
            <text:insertion>
              <office:change-info>
                <dc:creator>Bob Jacobsen</dc:creator>
                <dc:date>2010-10-08T17:19:00</dc:date>
              </office:change-info>
            </text:insertion>
          </text:changed-region>
          <text:changed-region text:id="ct565531824">
            <text:insertion>
              <office:change-info>
                <dc:creator>Bob Jacobsen</dc:creator>
                <dc:date>2010-10-10T10:54:00</dc:date>
              </office:change-info>
            </text:insertion>
          </text:changed-region>
          <text:changed-region text:id="ct565532032">
            <text:deletion>
              <office:change-info>
                <dc:creator>Bob Jacobsen</dc:creator>
                <dc:date>2010-10-14T14:26:00</dc:date>
              </office:change-info>
              <text:p text:style-name="MP7">(title)</text:p>
            </text:deletion>
          </text:changed-region>
          <text:changed-region text:id="ct565532128">
            <text:insertion>
              <office:change-info>
                <dc:creator>Bob Jacobsen</dc:creator>
                <dc:date>2010-10-14T14:26:00</dc:date>
              </office:change-info>
            </text:insertion>
          </text:changed-region>
          <text:changed-region text:id="ct565522928">
            <text:deletion>
              <office:change-info>
                <dc:creator>Bob Jacobsen</dc:creator>
                <dc:date>2010-10-08T17:19:00</dc:date>
              </office:change-info>
              <text:p text:style-name="MP7">(date)</text:p>
            </text:deletion>
          </text:changed-region>
          <text:changed-region text:id="ct565537488">
            <text:insertion>
              <office:change-info>
                <dc:creator>Bob Jacobsen</dc:creator>
                <dc:date>2010-10-14T08:38:00</dc:date>
              </office:change-info>
            </text:insertion>
          </text:changed-region>
          <text:changed-region text:id="ct565537616">
            <text:deletion>
              <office:change-info>
                <dc:creator>Bob Jacobsen</dc:creator>
                <dc:date>2010-10-07T21:47:00</dc:date>
              </office:change-info>
              <text:p text:style-name="MP7">(number)</text:p>
            </text:deletion>
          </text:changed-region>
          <text:changed-region text:id="ct621896944">
            <text:insertion>
              <office:change-info>
                <dc:creator>Bob Jacobsen</dc:creator>
                <dc:date>2010-10-14T22:56: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6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4"><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text:change text:change-id="ct565534368"/><text:change-start text:change-id="ct565531728"/>OpenLCB <text:change-end text:change-id="ct565531728"/><text:change-start text:change-id="ct565531824"/>Technical Note<text:change-end text:change-id="ct565531824"/></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565532032"/><text:change-start text:change-id="ct565532128"/>Glossary<text:change-end text:change-id="ct565532128"/></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change text:change-id="ct565522928"/><text:change-start text:change-id="ct565537488"/><text:date style:data-style-name="N75" text:date-value="2010-10-14T22:56:17.99">Oct 14, 2010</text:date><text:change-end text:change-id="ct565537488"/></text:p>
            </table:table-cell>
            <table:table-cell table:style-name="Table1.C1" office:value-type="string">
              <text:p text:style-name="MP7"><text:change text:change-id="ct565537616"/><text:change-start text:change-id="ct621896944"/>Preliminary<text:change-end text:change-id="ct621896944"/></text:p>
            </table:table-cell>
          </table:table-row>
        </table:table>
        <text:p text:style-name="Header"/>
      </style:header>
      <style:footer>
        <text:tracked-changes>
          <text:changed-region text:id="ct565530944">
            <text:deletion>
              <office:change-info>
                <dc:creator>Bob Jacobsen</dc:creator>
                <dc:date>2010-10-07T21:47:00</dc:date>
              </office:change-info>
              <text:p text:style-name="MP8"><text:span text:style-name="MT5">90</text:span></text:p>
            </text:deletion>
          </text:changed-region>
          <text:changed-region text:id="ct565540208">
            <text:insertion>
              <office:change-info>
                <dc:creator>Bob Jacobsen</dc:creator>
                <dc:date>2010-10-07T21:47:00</dc:date>
              </office:change-info>
            </text:insertion>
          </text:changed-region>
          <text:changed-region text:id="ct565540384">
            <text:deletion>
              <office:change-info>
                <dc:creator>Bob Jacobsen</dc:creator>
                <dc:date>2010-10-08T17:21:00</dc:date>
              </office:change-info>
              <text:p text:style-name="MP8"><text:span text:style-name="MT5">A. Robinson, </text:span></text:p>
            </text:deletion>
          </text:changed-region>
        </text:tracked-changes>
        <text:p text:style-name="MP8"><text:span text:style-name="MT5">Copyright 20</text:span><text:change text:change-id="ct565530944"/><text:change-start text:change-id="ct565540208"/><text:span text:style-name="MT5">10</text:span><text:change-end text:change-id="ct565540208"/><text:span text:style-name="MT5">, by J. Day, D. Harris, B. Jacobsen, </text:span><text:change text:change-id="ct565540384"/><text:span text:style-name="MT5">and A. Shepherd<text:tab/></text:span><text:span text:style-name="MT6">Page </text:span><text:span text:style-name="Page_20_Number"><text:span text:style-name="MT6"><text:page-number text:select-page="current">1</text:page-number></text:span></text:span><text:span text:style-name="Page_20_Number"><text:span text:style-name="MT6"> of </text:span></text:span><text:span text:style-name="Page_20_Number"><text:span text:style-name="MT6"><text:page-count style:num-format="1">4</text:page-count></text:span></text:span><text:span text:style-name="Page_20_Number"><text:span text:style-name="MT6"> - </text:span></text:span><text:span text:style-name="Page_20_Number"><text:span text:style-name="MT6"><text:date style:data-style-name="N116" text:date-value="2010-10-14T22:56:17.99">10/14/2010</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 Technical Note</dc:title>
    <meta:initial-creator>Alex Shepherd</meta:initial-creator>
    <meta:creation-date>2009-01-22T07:11:27</meta:creation-date>
    <meta:editing-cycles>65</meta:editing-cycles>
    <meta:editing-duration>PT11H54M56S</meta:editing-duration>
    <meta:generator>OpenOffice.org/3.2$Unix OpenOffice.org_project/320m18$Build-9502</meta:generator>
    <dc:date>2010-10-14T22:56:18</dc:date>
    <dc:creator>Bob Jacobsen</dc:creator>
    <meta:document-statistic meta:table-count="1" meta:image-count="1" meta:object-count="0" meta:page-count="4" meta:paragraph-count="87" meta:word-count="1141" meta:character-count="6704"/>
    <meta:user-defined meta:name="Info 1"/>
    <meta:user-defined meta:name="Info 2"/>
    <meta:user-defined meta:name="Info 3"/>
    <meta:user-defined meta:name="Info 4"/>
  </office:meta>
</office:document-meta>
</file>